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778in" style:rel-column-width="1984*"/>
    </style:style>
    <style:style style:name="Table1.B" style:family="table-column">
      <style:table-column-properties style:column-width="5.3153in" style:rel-column-width="765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Standard">
      <style:text-properties officeooo:rsid="001cdeb8" officeooo:paragraph-rsid="001cdeb8"/>
    </style:style>
    <style:style style:name="P3" style:family="paragraph" style:parent-style-name="Standard">
      <style:paragraph-properties fo:text-align="center" style:justify-single-word="false"/>
      <style:text-properties officeooo:rsid="001cdeb8" officeooo:paragraph-rsid="001cdeb8"/>
    </style:style>
    <style:style style:name="P4" style:family="paragraph" style:parent-style-name="Standard">
      <style:text-properties fo:font-style="italic" officeooo:rsid="001cdeb8" officeooo:paragraph-rsid="001cdeb8" style:font-style-asian="italic" style:font-style-complex="italic"/>
    </style:style>
    <style:style style:name="P5" style:family="paragraph" style:parent-style-name="Standard">
      <style:text-properties fo:font-style="normal" officeooo:rsid="001cdeb8" officeooo:paragraph-rsid="001cdeb8" style:font-style-asian="normal" style:font-style-complex="normal"/>
    </style:style>
    <style:style style:name="P6" style:family="paragraph" style:parent-style-name="Standard">
      <style:text-properties officeooo:rsid="001dc1c4" officeooo:paragraph-rsid="001dc1c4"/>
    </style:style>
    <style:style style:name="P7" style:family="paragraph" style:parent-style-name="Standard">
      <style:text-properties officeooo:rsid="001f2f36" officeooo:paragraph-rsid="001f2f36"/>
    </style:style>
    <style:style style:name="P8" style:family="paragraph" style:parent-style-name="Standard">
      <style:text-properties officeooo:rsid="001f2f36" officeooo:paragraph-rsid="0022b098"/>
    </style:style>
    <style:style style:name="P9" style:family="paragraph" style:parent-style-name="Standard">
      <style:text-properties officeooo:rsid="0020d6a4" officeooo:paragraph-rsid="0020d6a4"/>
    </style:style>
    <style:style style:name="P10" style:family="paragraph" style:parent-style-name="Standard">
      <style:text-properties officeooo:rsid="0022b098" officeooo:paragraph-rsid="0022b098"/>
    </style:style>
    <style:style style:name="P11" style:family="paragraph" style:parent-style-name="Standard">
      <style:text-properties officeooo:rsid="00232dd9" officeooo:paragraph-rsid="00232dd9"/>
    </style:style>
    <style:style style:name="P12" style:family="paragraph" style:parent-style-name="Standard">
      <style:text-properties officeooo:rsid="0023bb09" officeooo:paragraph-rsid="0023bb09"/>
    </style:style>
    <style:style style:name="P13" style:family="paragraph" style:parent-style-name="Standard">
      <style:text-properties officeooo:rsid="00253fa9" officeooo:paragraph-rsid="00253fa9"/>
    </style:style>
    <style:style style:name="P14" style:family="paragraph" style:parent-style-name="Table_20_Contents">
      <style:text-properties officeooo:rsid="001dc1c4" officeooo:paragraph-rsid="001dc1c4"/>
    </style:style>
    <style:style style:name="P15" style:family="paragraph">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none" draw:fill-color="#ffffff"/>
      <style:paragraph-properties fo:text-align="center" style:writing-mode="lr-tb"/>
      <style:text-properties fo:font-size="12pt"/>
    </style:style>
    <style:style style:name="P18" style:family="paragraph">
      <loext:graphic-properties draw:fill-color="#ffffff"/>
    </style:style>
    <style:style style:name="T1" style:family="text">
      <style:text-properties officeooo:rsid="001f2f36"/>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20d6a4"/>
    </style:style>
    <style:style style:name="T5" style:family="text">
      <style:text-properties style:text-position="super 58%" officeooo:rsid="00232dd9"/>
    </style:style>
    <style:style style:name="T6" style:family="text">
      <style:text-properties officeooo:rsid="0020d6a4"/>
    </style:style>
    <style:style style:name="T7" style:family="text">
      <style:text-properties style:text-position="0% 100%" officeooo:rsid="0020d6a4"/>
    </style:style>
    <style:style style:name="T8" style:family="text">
      <style:text-properties officeooo:rsid="0022b098"/>
    </style:style>
    <style:style style:name="T9" style:family="text">
      <style:text-properties officeooo:rsid="00232dd9"/>
    </style:style>
    <style:style style:name="T10" style:family="text">
      <style:text-properties officeooo:rsid="0023bb09"/>
    </style:style>
    <style:style style:name="T11" style:family="text">
      <style:text-properties officeooo:rsid="00253fa9"/>
    </style:style>
    <style:style style:name="T12" style:family="text">
      <style:text-properties fo:font-size="12pt"/>
    </style:style>
    <style:style style:name="gr1"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ffffff" draw:textarea-horizontal-align="justify" draw:textarea-vertical-align="middle" draw:auto-grow-height="false" fo:min-height="1.1264in" fo:min-width="2.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erarchy of Helpfulness</text:p>
      <text:p text:style-name="P3">by Sven Nilsen, 2023</text:p>
      <text:p text:style-name="P2"/>
      <text:p text:style-name="P4">In this paper I introduce a hierarchy of helpfulness, that describes how a civilization evolves, in the analogue of Maslow’s hierarchy of needs, without relying on specific Symbols of Power, such as money or science. This might be used to evaluate use of Symbols of Power.</text:p>
      <text:p text:style-name="P5"/>
      <text:p text:style-name="P5">The hierarchy of helpfulness is as following:</text:p>
      <text:p text:style-name="P5"><draw:custom-shape text:anchor-type="paragraph" draw:z-index="0" draw:name="Shape 1" draw:style-name="gr3" draw:text-style-name="P18" svg:width="4.2287in" svg:height="3.378in" svg:x="1.0937in" svg:y="0.181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5"/>
      <text:p text:style-name="P5"/>
      <text:p text:style-name="P5"/>
      <text:p text:style-name="P5"><draw:frame text:anchor-type="paragraph" draw:z-index="9" draw:name="Text Frame 5" draw:style-name="gr1" draw:text-style-name="P16" svg:width="1.2362in" svg:height="0.276in" svg:x="2.5992in" svg:y="0.1866in"><draw:text-box><text:p text:style-name="P15">foundation</text:p></draw:text-box></draw:frame></text:p>
      <text:p text:style-name="P5"/>
      <text:p text:style-name="P5"><draw:line text:anchor-type="paragraph" draw:z-index="8" draw:name="Line 4" draw:style-name="gr2" draw:text-style-name="P15" svg:x1="2.4874in" svg:y1="0.1807in" svg:x2="3.9209in" svg:y2="0.1807in"><text:p/></draw:line></text:p>
      <text:p text:style-name="P5"><draw:frame text:anchor-type="paragraph" draw:z-index="7" draw:name="Text Frame 4" draw:style-name="gr1" draw:text-style-name="P16" svg:width="1.2362in" svg:height="0.276in" svg:x="2.5756in" svg:y="0.1626in"><draw:text-box><text:p text:style-name="P15">zeitgeist</text:p></draw:text-box></draw:frame></text:p>
      <text:p text:style-name="P5"/>
      <text:p text:style-name="P5"><draw:line text:anchor-type="paragraph" draw:z-index="5" draw:name="Line 3" draw:style-name="gr2" draw:text-style-name="P15" svg:x1="2.1256in" svg:y1="0.1811in" svg:x2="4.2831in" svg:y2="0.1811in"><text:p/></draw:line></text:p>
      <text:p text:style-name="P5"/>
      <text:p text:style-name="P5"><draw:frame text:anchor-type="paragraph" draw:z-index="6" draw:name="Text Frame 3" draw:style-name="gr1" draw:text-style-name="P17" svg:width="1.2362in" svg:height="0.276in" svg:x="2.5992in" svg:y="0.002in"><draw:text-box><text:p text:style-name="P15"><text:span text:style-name="T12">specialization</text:span></text:p></draw:text-box></draw:frame></text:p>
      <text:p text:style-name="P5"><draw:line text:anchor-type="paragraph" draw:z-index="3" draw:name="Line 2" draw:style-name="gr2" draw:text-style-name="P15" svg:x1="1.7634in" svg:y1="0.1803in" svg:x2="4.6378in" svg:y2="0.1728in"><text:p/></draw:line></text:p>
      <text:p text:style-name="P5"><draw:frame text:anchor-type="paragraph" draw:z-index="4" draw:name="Text Frame 2" draw:style-name="gr1" draw:text-style-name="P16" svg:width="1.2362in" svg:height="0.276in" svg:x="2.6307in" svg:y="0.1626in"><draw:text-box><text:p text:style-name="P15">empathy</text:p></draw:text-box></draw:frame></text:p>
      <text:p text:style-name="P5"/>
      <text:p text:style-name="P5"><draw:line text:anchor-type="paragraph" draw:z-index="1" draw:name="Line 1" draw:style-name="gr2" draw:text-style-name="P15" svg:x1="1.4327in" svg:y1="0.1571in" svg:x2="4.9917in" svg:y2="0.1571in"><text:p/></draw:line></text:p>
      <text:p text:style-name="P5"><draw:frame text:anchor-type="paragraph" draw:z-index="2" draw:name="Text Frame 1" draw:style-name="gr1" draw:text-style-name="P16" svg:width="1.2362in" svg:height="0.276in" svg:x="2.5909in" svg:y="0.1146in"><draw:text-box><text:p text:style-name="P15">pain</text:p></draw:text-box></draw:frame></text:p>
      <text:p text:style-name="P5"/>
      <text:p text:style-name="P5"/>
      <text:p text:style-name="P2"/>
      <text:p text:style-name="P6">This pyramid reflects Maslow’s hierarchy of needs<text:span text:style-name="T3"><text:reference-ref text:reference-format="text" text:ref-name="maslow's hierarchy of needs">[1]</text:reference-ref></text:span>, but instead of centered on the individual needs of an organism, it represents the stages of development in a civilization to serve those needs. <text:span text:style-name="T1">While Maslow’s hierarchy has received lot of criticism within academia, it is still useful in everyday use by people who want a clear </text:span><text:span text:style-name="T6">diagrammatic </text:span><text:span text:style-name="T1">representation of personal needs. </text:span><text:span text:style-name="T6">In particular, the pyramid is criticized from a perspective of the distinction between individualistic and collectivistic societies. However, this distinction itself has been criticized by Donald A. Norman in his book “Living with Complexity”</text:span><text:span text:style-name="T4"><text:reference-ref text:reference-format="text" text:ref-name="living with complexity">[2]</text:reference-ref></text:span><text:span text:style-name="T7"> as a cultural projection</text:span><text:span text:style-name="T6">. While Maslow’s hierarchy of needs is not a perfect representation, it serves as a useful tool.</text:span></text:p>
      <text:p text:style-name="P2"/>
      <table:table table:name="Table1" table:style-name="Table1">
        <table:table-column table:style-name="Table1.A"/>
        <table:table-column table:style-name="Table1.B"/>
        <table:table-row table:style-name="TableLine140264211584080">
          <table:table-cell table:style-name="Table1.A1" office:value-type="string">
            <text:p text:style-name="P14">pain</text:p>
          </table:table-cell>
          <table:table-cell table:style-name="Table1.B1" office:value-type="string">
            <text:p text:style-name="P14">When signals develop inside the nervous system of an organism telling it when a situation is bad</text:p>
          </table:table-cell>
        </table:table-row>
        <table:table-row table:style-name="TableLine140264211584080">
          <table:table-cell table:style-name="Table1.A2" office:value-type="string">
            <text:p text:style-name="P14">empathy</text:p>
          </table:table-cell>
          <table:table-cell table:style-name="Table1.B2" office:value-type="string">
            <text:p text:style-name="P14">When an organism can share their experience of pain with other organisms and relate to different experiences of pain from other organisms</text:p>
          </table:table-cell>
        </table:table-row>
        <table:table-row table:style-name="TableLine140264211584080">
          <table:table-cell table:style-name="Table1.A2" office:value-type="string">
            <text:p text:style-name="P14">specialization</text:p>
          </table:table-cell>
          <table:table-cell table:style-name="Table1.B2" office:value-type="string">
            <text:p text:style-name="P14">When organisms collaborate to reduce pain overall serving various situations that depend on each individual organism</text:p>
          </table:table-cell>
        </table:table-row>
        <table:table-row table:style-name="TableLine140264211584080">
          <table:table-cell table:style-name="Table1.A2" office:value-type="string">
            <text:p text:style-name="P14">zeitgeist</text:p>
          </table:table-cell>
          <table:table-cell table:style-name="Table1.B2" office:value-type="string">
            <text:p text:style-name="P14">When organisms share ideas about their own reflective stage of development as a civilization so the individual organism can plan ahead to a future stage</text:p>
          </table:table-cell>
        </table:table-row>
        <table:table-row table:style-name="TableLine140264211584080">
          <table:table-cell table:style-name="Table1.A2" office:value-type="string">
            <text:p text:style-name="P14">foundation</text:p>
          </table:table-cell>
          <table:table-cell table:style-name="Table1.B2" office:value-type="string">
            <text:p text:style-name="P14">When organisms do fundamental research to systematize theories and languages used in a civilization in order to improve all the levels below</text:p>
          </table:table-cell>
        </table:table-row>
      </table:table>
      <text:p text:style-name="P2"/>
      <text:p text:style-name="P8"><text:soft-page-break/>Notice that th<text:span text:style-name="T6">e</text:span> pyramid <text:span text:style-name="T6">of helpfulness</text:span> does not depend on any specific Symbol of Power<text:span text:style-name="T3"><text:reference-ref text:reference-format="text" text:ref-name="symbols of power">[3]</text:reference-ref></text:span>, such as money or science, in order to understand how a civilization develops. <text:span text:style-name="T6">Symbols of Power are problematic because they influence how people make decisions in society. They are also problematic in the sense that people make decisions based on them that might not serve any specific need. So, exaggerated use of Symbols of Power might lead to senselessness or meaninglessness, such as war over resources when </text:span><text:span text:style-name="T8">accessibility</text:span><text:span text:style-name="T6"> to more resources is technically feasible through collaboration.</text:span></text:p>
      <text:p text:style-name="P8"/>
      <text:p text:style-name="P10">A very significant Symbol of Power in today’s civilization is money. The most characteristic property of money is that some people can never have enough of it. Compared to e.g. friendship, which serves a specific need, money does not need to serve any need yet still evoke<text:span text:style-name="T9">s</text:span> emotions of greeds and moral corrupti<text:span text:style-name="T9">ve behavior</text:span>. If it was true that people could become more happier through gaining more money, then why do not these people <text:span text:style-name="T9">also </text:span>put more effort into e.g. friendship, which evidently leads to more happiness? The exaggerated focus on money is not balanced with a healthy overall perspective. Instead, people are observed to become more destructive with more money, often undermining their own future, their friends or family’s future and the future of future generations. By using the hierarchy of helpfulness, people who are too much focus<text:span text:style-name="T9">ed</text:span> on money might learn to see the world in a slightly different and more healthy perspective.</text:p>
      <text:p text:style-name="P8"/>
      <text:p text:style-name="P8"><text:span text:style-name="T6">The pyramid </text:span><text:span text:style-name="T8">of helpfulness</text:span><text:span text:style-name="T6"> </text:span><text:span text:style-name="T8">is also independent on late-stage civilization ideas such as science, which has been criticized as an idealization of methodology by Paul K. Feyerabend </text:span><text:span text:style-name="T9">in his book “Realism, Rationalism &amp; Scientific Method” (Volume I)</text:span><text:span text:style-name="T5"><text:reference-ref text:reference-format="text" text:ref-name="realism, rationalism and scientific method">[4]</text:reference-ref></text:span><text:span text:style-name="T9">. While science is undoubtedly helpful for a civilization, it defies attempts to formalize the discipline based on historical data, as opposed to forming a naive concept of science through methodology and later expanding it as a concept. There are reasons to believe that science is not easy to understand without also understanding our particular civilization and the stages it was going through recently </text:span><text:span text:style-name="T10">in the past few hundred years</text:span><text:span text:style-name="T9">. For example, that early scientific revolutions was largely motivated by individuals’ desire to prove the existence of a deity. So, it is clear that science has evolved and reinvented itself over time, with our current understanding of it </text:span><text:span text:style-name="T11">depending</text:span><text:span text:style-name="T9"> on cultural and technological circumstances.</text:span></text:p>
      <text:p text:style-name="P7"/>
      <text:p text:style-name="P12">However, one might be skeptic toward the inclusion of “foundation” at the top of the hierarchy of helpfulness, as this is a particular characteristic of recent developments in our civilization. The world is increasingly depending on standardization and integration of global systems to serve the needs of people living on Earth. There is no longer any country that is completely self-sufficient. While there is no official global government at the moment, the multi-national culture requires treating the current civilization as a global phenomena. This development might exaggerate the focus on foundation as a category of helpfulness. Yet, I include it because I do not know what else to put there. Perhaps people will figure out this part in the future and change it.</text:p>
      <text:p text:style-name="P12"/>
      <text:p text:style-name="P13">The overall motivation to introduce a hierarchy of helpfulness is to be able to evaluate Symbols of Power, something that might be critical in a stage of civilization where humanity transitions from human-based labour to Artificial General Intelligence (AGI)<text:span text:style-name="T3"><text:reference-ref text:reference-format="text" text:ref-name="artificial general intelligence">[5]</text:reference-ref></text:span>. It is known than AGI can invent new Symbols of Power, which likely can not be turned off or removed from the world after being introduced. It would be like turning off “money” or “science”. It is important to improve the philosophy such that there is understanding of, not only what Symbols of Power are, but also how they relate to civilization and what it means to serve a functional role in society. In this context, I hope that the hierarchy of helpfulness might serve as a tool to evaluate Symbols of Power.</text:p>
      <text:p text:style-name="P13"/>
      <text:p text:style-name="P13"/>
      <text:h text:style-name="P1" text:outline-level="3">References</text:h>
      <text:p text:style-name="P7"/>
      <text:p text:style-name="P7"><text:reference-mark-start text:name="maslow's hierarchy of needs"/>[1]<text:reference-mark-end text:name="maslow's hierarchy of needs"/><text:tab/>“Maslow’s hierarchy of needs”</text:p>
      <text:p text:style-name="P7"><text:tab/>Wikipedia</text:p>
      <text:p text:style-name="P7"><text:tab/><text:a xlink:type="simple" xlink:href="https://en.wikipedia.org/wiki/Maslow's_hierarchy_of_needs" text:style-name="Internet_20_link" text:visited-style-name="Visited_20_Internet_20_Link"><text:span text:style-name="T2">https://en.wikipedia.org/wiki/Maslow's_hierarchy_of_needs</text:span></text:a></text:p>
      <text:p text:style-name="P7"/>
      <text:p text:style-name="P9"><text:reference-mark-start text:name="living with complexity"/>[2]<text:reference-mark-end text:name="living with complexity"/><text:tab/>“Living with Complexity”</text:p>
      <text:p text:style-name="P9"><text:tab/>Donald A. Norman, 2016</text:p>
      <text:p text:style-name="P9"><text:tab/><text:a xlink:type="simple" xlink:href="https://mitpress.mit.edu/9780262528948/living-with-complexity/" text:style-name="Internet_20_link" text:visited-style-name="Visited_20_Internet_20_Link"><text:span text:style-name="T2">https://mitpress.mit.edu/9780262528948/living-with-complexity/</text:span></text:a></text:p>
      <text:p text:style-name="P7"/>
      <text:p text:style-name="P7"><text:reference-mark-start text:name="symbols of power"/>[<text:span text:style-name="T6">3</text:span>]<text:reference-mark-end text:name="symbols of power"/><text:tab/>“Symbols of Power”</text:p>
      <text:p text:style-name="P7"><text:tab/>Sven Nilsen, 2021</text:p>
      <text:p text:style-name="P7"><text:tab/><text:a xlink:type="simple" xlink:href="https://github.com/advancedresearch/path_semantics/blob/master/papers-wip2/symbols-of-power.pdf" text:style-name="Internet_20_link" text:visited-style-name="Visited_20_Internet_20_Link"><text:span text:style-name="T2">https://github.com/advancedresearch/path_semantics/blob/master/papers-wip2/symbols-of-power.pdf</text:span></text:a></text:p>
      <text:p text:style-name="P7"/>
      <text:p text:style-name="P11"><text:reference-mark-start text:name="realism, rationalism and scientific method"/>[4]<text:reference-mark-end text:name="realism, rationalism and scientific method"/><text:tab/>“Realism, Rationalism &amp; Scientific Method” – Volume I</text:p>
      <text:p text:style-name="P11"><text:tab/>Paul K. Feyerabend, <text:span text:style-name="T11">1981</text:span></text:p>
      <text:p text:style-name="P11"><text:tab/><text:a xlink:type="simple" xlink:href="https://archive.org/details/paul-k.-feyerabend-philosophical-papers-volume-l-realism-rationalism-and-scientific-method/Paul%20K.%20Feyerabend%20-%20Philosophical%20Papers%2C%20Volume%20l%20Realism%2C%20Rationalism%20and%20Scientific%20Method/" text:style-name="Internet_20_link" text:visited-style-name="Visited_20_Internet_20_Link"><text:span text:style-name="T2">https://archive.org/details/paul-k.-feyerabend-philosophical-papers-volume-l-realism-rationalism-and-scientific-method/Paul%20K.%20Feyerabend%20-%20Philosophical%20Papers%2C%20Volume%20l%20Realism%2C%20Rationalism%20and%20Scientific%20Method/</text:span></text:a></text:p>
      <text:p text:style-name="P11"/>
      <text:p text:style-name="P13"><text:reference-mark-start text:name="artificial general intelligence"/>[5]<text:reference-mark-end text:name="artificial general intelligence"/><text:tab/>“Artificial General Intelligence”</text:p>
      <text:p text:style-name="P13"><text:tab/>Wikipedia</text:p>
      <text:p text:style-name="P13"><text:tab/><text:a xlink:type="simple" xlink:href="https://en.wikipedia.org/wiki/Artificial_general_intelligence" text:style-name="Internet_20_link" text:visited-style-name="Visited_20_Internet_20_Link"><text:span text:style-name="T2">https://en.wikipedia.org/wiki/Artificial_general_intelligence</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1-19T10:06:16.845112715</meta:creation-date>
    <dc:date>2024-01-19T11:31:42.447446313</dc:date>
    <meta:editing-duration>PT9M11S</meta:editing-duration>
    <meta:editing-cycles>1</meta:editing-cycles>
    <meta:document-statistic meta:table-count="1" meta:image-count="0" meta:object-count="0" meta:page-count="3" meta:paragraph-count="36" meta:word-count="975" meta:character-count="6631" meta:non-whitespace-character-count="5681"/>
    <meta:generator>LibreOffice/7.2.2.2$MacOSX_X86_64 LibreOffice_project/02b2acce88a210515b4a5bb2e46cbfb63fe97d56</meta:generator>
  </office:meta>
</office:document-meta>
</file>